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draw:stroke-dash="Fine_20_Dashed" svg:stroke-width="0.018cm" svg:stroke-color="#000000" draw:marker-start-width="0.227cm" draw:marker-end-width="0.227cm" draw:fill="none" draw:textarea-horizontal-align="justify" draw:textarea-vertical-align="middle" draw:auto-grow-height="false" fo:min-height="0.648cm" fo:min-width="0.398cm" fo:padding-top="0.134cm" fo:padding-bottom="0.134cm" fo:padding-left="0.259cm" fo:padding-right="0.259cm"/>
    </style:style>
    <style:style style:name="gr2" style:family="graphic" style:parent-style-name="standard">
      <style:graphic-properties draw:stroke="solid" draw:stroke-dash="Fine_20_Dashed" svg:stroke-color="#000000" draw:fill="none" draw:textarea-horizontal-align="justify" draw:textarea-vertical-align="middle" draw:auto-grow-height="false" fo:min-height="0.648cm" fo:min-width="0.398cm"/>
    </style:style>
    <style:style style:name="gr3" style:family="graphic" style:parent-style-name="objectwithoutfill">
      <style:graphic-properties draw:stroke="solid" draw:stroke-dash="Fine_20_Dashed" svg:stroke-width="0.018cm" draw:marker-start-width="0.227cm" draw:marker-end="Arrow" draw:marker-end-width="0.327cm" draw:fill="none" draw:textarea-vertical-align="middle" fo:padding-top="0.134cm" fo:padding-bottom="0.134cm" fo:padding-left="0.259cm" fo:padding-right="0.259cm"/>
    </style:style>
    <style:style style:name="gr4" style:family="graphic" style:parent-style-name="standard">
      <style:graphic-properties draw:stroke="solid" draw:stroke-dash="Ultrafine_20_Dashed" svg:stroke-color="#000000" draw:fill="none" draw:textarea-horizontal-align="justify" draw:textarea-vertical-align="middle" draw:auto-grow-height="false" fo:min-height="1.398cm" fo:min-width="1.823cm" fo:wrap-option="no-wrap"/>
    </style:style>
    <style:style style:name="gr5" style:family="graphic" style:parent-style-name="objectwithoutfill">
      <style:graphic-properties draw:stroke="dash" draw:stroke-dash="Fine_20_Dashed"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svg:stroke-color="#000000" draw:marker-start="" draw:marker-end="" svg:stroke-linecap="round" draw:fill="none" draw:textarea-horizontal-align="justify" draw:textarea-vertical-align="middle" draw:auto-grow-height="false" fo:min-height="0.258cm" fo:min-width="1.27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solid" draw:stroke-dash="Fine_20_Dashed" svg:stroke-width="0.018cm" svg:stroke-color="#000000" draw:marker-start-width="0.227cm" draw:marker-end-width="0.227cm" draw:fill="none" draw:textarea-horizontal-align="justify" draw:textarea-vertical-align="middle" draw:auto-grow-height="false" fo:min-height="0.63cm" fo:min-width="0.38cm" fo:padding-top="0.134cm" fo:padding-bottom="0.134cm" fo:padding-left="0.259cm" fo:padding-right="0.259cm"/>
    </style:style>
    <style:style style:name="P1" style:family="paragraph">
      <style:paragraph-properties fo:text-align="center"/>
    </style:style>
    <style:style style:name="P2" style:family="paragraph">
      <loext:graphic-properties draw:fill="none"/>
      <style:paragraph-properties fo:text-align="center"/>
      <style:text-properties fo:font-size="12pt" style:font-size-asian="12pt" style:font-size-complex="12pt"/>
    </style:style>
    <style:style style:name="P3" style:family="paragraph">
      <loext:graphic-properties draw:fill="none"/>
      <style:paragraph-properties fo:text-align="center"/>
    </style:style>
    <style:style style:name="P4" style:family="paragraph">
      <style:paragraph-properties fo:text-align="center"/>
      <style:text-properties fo:font-size="12pt" style:font-size-asian="12pt" style:font-size-complex="12pt"/>
    </style:style>
    <style:style style:name="P5" style:family="paragraph">
      <loext:graphic-properties draw:fill="none" draw:fill-color="#ffffff"/>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27cm" svg:height="1.27cm" svg:x="3.048cm" svg:y="2.159cm">
          <text:p text:style-name="P1"><text:span text:style-name="T1">mer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 draw:id="id4" draw:layer="layout" svg:width="1.27cm" svg:height="1.27cm" svg:x="3.175cm" svg:y="8.255cm">
          <text:p text:style-name="P1"><text:span text:style-name="T1">ba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3" draw:id="id3" draw:layer="layout" svg:width="1.27cm" svg:height="1.27cm" svg:x="5.207cm" svg:y="4.064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 draw:id="id2" draw:layer="layout" svg:width="1.27cm" svg:height="1.27cm" svg:x="1.143cm" svg:y="4.064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draw:type="line" svg:x1="3.234cm" svg:y1="3.243cm" svg:x2="2.227cm" svg:y2="4.25cm" draw:start-shape="id1" draw:start-glue-point="7" draw:end-shape="id2" draw:end-glue-point="11" svg:d="M3234 3243l-1007 1007" svg:viewBox="0 0 1008 1008">
          <text:p/>
        </draw:connector>
        <draw:custom-shape draw:style-name="gr4" draw:text-style-name="P2" draw:layer="layout" svg:width="3.556cm" svg:height="2.54cm" svg:x="1.905cm" svg:y="4.826cm">
          <text:p text:style-name="P1"><text:span text:style-name="T1">arbitrary</text:span></text:p>
          <text:p text:style-name="P1"><text:span text:style-name="T1">commit</text:span></text:p>
          <text:p text:style-name="P1"><text:span text:style-name="T1">grap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3" draw:layer="layout" draw:type="line" svg:x1="4.132cm" svg:y1="3.243cm" svg:x2="5.393cm" svg:y2="4.25cm" draw:start-shape="id1" draw:start-glue-point="9" draw:end-shape="id3" draw:end-glue-point="5" svg:d="M4132 3243l1261 1007" svg:viewBox="0 0 1262 1008">
          <text:p/>
        </draw:connector>
        <draw:line draw:style-name="gr6" draw:text-style-name="P3" draw:layer="layout" svg:x1="2.286cm" svg:y1="5.08cm" svg:x2="2.667cm" svg:y2="5.334cm">
          <text:p/>
        </draw:line>
        <draw:line draw:style-name="gr6" draw:text-style-name="P3" draw:layer="layout" svg:x1="5.461cm" svg:y1="5.207cm" svg:x2="4.826cm" svg:y2="5.715cm">
          <text:p/>
        </draw:line>
        <draw:connector draw:style-name="gr7" draw:text-style-name="P3" draw:layer="layout" draw:type="line" svg:x1="3.787cm" svg:y1="6.932cm" svg:x2="3.81cm" svg:y2="8.255cm" draw:end-shape="id4" draw:end-glue-point="4" svg:d="M3787 6932l23 1323" svg:viewBox="0 0 24 1324">
          <text:p/>
        </draw:connector>
        <draw:custom-shape draw:style-name="gr2" draw:text-style-name="P2" xml:id="id5" draw:id="id5" draw:layer="layout" svg:width="1.27cm" svg:height="1.27cm" svg:x="11.684cm" svg:y="8.636cm">
          <text:p text:style-name="P1"><text:span text:style-name="T1">ba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1.27cm" svg:height="1.27cm" svg:x="13.716cm" svg:y="4.44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1.27cm" svg:height="1.27cm" svg:x="9.652cm" svg:y="4.44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3.556cm" svg:height="2.54cm" svg:x="10.414cm" svg:y="5.207cm">
          <text:p text:style-name="P1"><text:span text:style-name="T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3" draw:layer="layout" svg:x1="10.795cm" svg:y1="5.461cm" svg:x2="11.176cm" svg:y2="5.715cm">
          <text:p/>
        </draw:line>
        <draw:line draw:style-name="gr6" draw:text-style-name="P3" draw:layer="layout" svg:x1="13.97cm" svg:y1="5.588cm" svg:x2="13.335cm" svg:y2="6.096cm">
          <text:p/>
        </draw:line>
        <draw:connector draw:style-name="gr7" draw:text-style-name="P3" draw:layer="layout" draw:type="line" svg:x1="12.296cm" svg:y1="7.313cm" svg:x2="12.319cm" svg:y2="8.636cm" draw:end-shape="id5" draw:end-glue-point="4" svg:d="M12296 7313l23 1323" svg:viewBox="0 0 24 1324">
          <text:p/>
        </draw:connector>
        <draw:custom-shape draw:style-name="gr8" draw:text-style-name="P2" xml:id="id6" draw:id="id6" draw:layer="layout" svg:width="1.778cm" svg:height="0.508cm" svg:x="7.366cm" svg:y="3.556cm">
          <text:p text:style-name="P4"><text:span text:style-name="T1">master</text:span></text:p>
          <draw:enhanced-geometry svg:viewBox="0 0 21600 21600" draw:type="rectangle" draw:enhanced-path="M 0 0 L 21600 0 21600 21600 0 21600 0 0 Z N"/>
        </draw:custom-shape>
        <draw:connector draw:style-name="gr7" draw:text-style-name="P3" draw:layer="layout" draw:type="line" svg:x1="9.144cm" svg:y1="3.81cm" svg:x2="9.838cm" svg:y2="4.631cm" draw:start-shape="id6" draw:start-glue-point="1" draw:end-shape="id7" draw:end-glue-point="5" svg:d="M9144 3810l694 821" svg:viewBox="0 0 695 822">
          <text:p/>
        </draw:connector>
        <draw:custom-shape draw:style-name="gr8" draw:text-style-name="P2" xml:id="id8" draw:id="id8" draw:layer="layout" svg:width="1.778cm" svg:height="0.508cm" svg:x="15.494cm" svg:y="3.429cm">
          <text:p text:style-name="P4"><text:span text:style-name="T1">featureX</text:span></text:p>
          <draw:enhanced-geometry svg:viewBox="0 0 21600 21600" draw:type="rectangle" draw:enhanced-path="M 0 0 L 21600 0 21600 21600 0 21600 0 0 Z N"/>
        </draw:custom-shape>
        <draw:connector draw:style-name="gr7" draw:text-style-name="P3" draw:layer="layout" draw:type="line" svg:x1="15.494cm" svg:y1="3.683cm" svg:x2="14.8cm" svg:y2="4.631cm" draw:start-shape="id8" draw:start-glue-point="3" draw:end-shape="id9" draw:end-glue-point="11" svg:d="M15494 3683l-694 948" svg:viewBox="0 0 695 949">
          <text:p/>
        </draw:connector>
        <draw:frame draw:style-name="gr9" draw:text-style-name="P5" draw:layer="layout" svg:width="3.855cm" svg:height="1.207cm" svg:x="4.4cm" svg:y="8.318cm">
          <draw:text-box>
            <text:p><text:span text:style-name="T1">base commit </text:span></text:p>
            <text:p><text:span text:style-name="T1">determined by Git</text:span></text:p>
          </draw:text-box>
        </draw:frame>
        <draw:custom-shape draw:style-name="gr2" draw:text-style-name="P2" xml:id="id10" draw:id="id10" draw:layer="layout" svg:width="1.27cm" svg:height="1.27cm" svg:x="22.987cm" svg:y="8.763cm">
          <text:p text:style-name="P1"><text:span text:style-name="T1">ba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14" draw:id="id14" draw:layer="layout" svg:width="1.27cm" svg:height="1.27cm" svg:x="25.019cm" svg:y="4.572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5" draw:id="id15" draw:layer="layout" svg:width="1.27cm" svg:height="1.27cm" svg:x="20.955cm" svg:y="4.572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3.556cm" svg:height="2.54cm" svg:x="21.717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3" draw:layer="layout" svg:x1="22.098cm" svg:y1="5.588cm" svg:x2="22.479cm" svg:y2="5.842cm">
          <text:p/>
        </draw:line>
        <draw:line draw:style-name="gr6" draw:text-style-name="P3" draw:layer="layout" svg:x1="25.273cm" svg:y1="5.715cm" svg:x2="24.638cm" svg:y2="6.223cm">
          <text:p/>
        </draw:line>
        <draw:connector draw:style-name="gr7" draw:text-style-name="P3" draw:layer="layout" draw:type="line" svg:x1="23.599cm" svg:y1="7.44cm" svg:x2="23.622cm" svg:y2="8.763cm" draw:end-shape="id10" draw:end-glue-point="4" svg:d="M23599 7440l23 1323" svg:viewBox="0 0 24 1324">
          <text:p/>
        </draw:connector>
        <draw:custom-shape draw:style-name="gr8" draw:text-style-name="P2" xml:id="id11" draw:id="id11" draw:layer="layout" svg:width="1.778cm" svg:height="0.508cm" svg:x="20.32cm" svg:y="1.905cm">
          <text:p text:style-name="P4"><text:span text:style-name="T1">master</text:span></text:p>
          <draw:enhanced-geometry svg:viewBox="0 0 21600 21600" draw:type="rectangle" draw:enhanced-path="M 0 0 L 21600 0 21600 21600 0 21600 0 0 Z N"/>
        </draw:custom-shape>
        <draw:connector draw:style-name="gr7" draw:text-style-name="P3" draw:layer="layout" draw:type="line" svg:x1="22.098cm" svg:y1="2.159cm" svg:x2="23.173cm" svg:y2="2.472cm" draw:start-shape="id11" draw:start-glue-point="1" draw:end-shape="id12" draw:end-glue-point="5" svg:d="M22098 2159l1075 313" svg:viewBox="0 0 1076 314">
          <text:p/>
        </draw:connector>
        <draw:custom-shape draw:style-name="gr8" draw:text-style-name="P2" xml:id="id13" draw:id="id13" draw:layer="layout" svg:width="1.778cm" svg:height="0.508cm" svg:x="26.797cm" svg:y="3.556cm">
          <text:p text:style-name="P4"><text:span text:style-name="T1">featureX</text:span></text:p>
          <draw:enhanced-geometry svg:viewBox="0 0 21600 21600" draw:type="rectangle" draw:enhanced-path="M 0 0 L 21600 0 21600 21600 0 21600 0 0 Z N"/>
        </draw:custom-shape>
        <draw:connector draw:style-name="gr7" draw:text-style-name="P3" draw:layer="layout" draw:type="line" svg:x1="26.797cm" svg:y1="3.81cm" svg:x2="26.103cm" svg:y2="4.758cm" draw:start-shape="id13" draw:start-glue-point="3" draw:end-shape="id14" draw:end-glue-point="11" svg:d="M26797 3810l-694 948" svg:viewBox="0 0 695 949">
          <text:p/>
        </draw:connector>
        <draw:custom-shape draw:style-name="gr10" draw:text-style-name="P2" xml:id="id12" draw:id="id12" draw:layer="layout" svg:width="1.27cm" svg:height="1.27cm" svg:x="22.987cm" svg:y="2.286cm">
          <text:p text:style-name="P1"><text:span text:style-name="T1">merg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3" draw:layer="layout" draw:type="line" svg:x1="24.071cm" svg:y1="3.37cm" svg:x2="25.205cm" svg:y2="4.758cm" draw:start-shape="id12" draw:start-glue-point="9" draw:end-shape="id14" draw:end-glue-point="5" svg:d="M24071 3370l1134 1388" svg:viewBox="0 0 1135 1389">
          <text:p/>
        </draw:connector>
        <draw:connector draw:style-name="gr3" draw:text-style-name="P3" draw:layer="layout" draw:type="line" svg:x1="23.173cm" svg:y1="3.37cm" svg:x2="22.039cm" svg:y2="4.758cm" draw:start-shape="id12" draw:start-glue-point="7" draw:end-shape="id15" draw:end-glue-point="11" svg:d="M23173 3370l-1134 1388" svg:viewBox="0 0 1135 138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quare" svg:viewBox="0 0 10 10" svg:d="M0 0h10v10h-1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4.808cm" fo:page-height="10.4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1T14:09:42.222713080</meta:creation-date>
    <dc:date>2016-04-04T07:18:09.290368752</dc:date>
    <meta:editing-duration>P2DT16H23M35S</meta:editing-duration>
    <meta:editing-cycles>2</meta:editing-cycles>
    <meta:generator>LibreOffice/5.0.5.2$Linux_X86_64 LibreOffice_project/00m0$Build-2</meta:generator>
    <meta:document-statistic meta:object-count="36"/>
  </office:meta>
</office:document-meta>
</file>